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1477c4a" officeooo:paragraph-rsid="01e6a8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1e6a8e4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1e9e9"/>
    </style:style>
    <style:style style:name="P4" style:family="paragraph" style:parent-style-name="Text_20_body">
      <style:paragraph-properties fo:text-align="start" style:justify-single-word="false"/>
      <style:text-properties officeooo:paragraph-rsid="03c61be1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11e9e9" style:font-size-asian="16pt" style:font-size-complex="16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29bd770" officeooo:paragraph-rsid="03f8efcd" fo:background-color="#000000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29bd770" officeooo:paragraph-rsid="03c61be1" fo:background-color="#000000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style:font-name="Arial" fo:font-size="11pt" fo:language="en" fo:country="GB" fo:font-style="normal" fo:font-weight="normal" officeooo:rsid="029bd770" officeooo:paragraph-rsid="0408fd3d" fo:background-color="#000000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font-name="Arial1" fo:font-size="18pt" fo:language="en" fo:country="GB" fo:font-style="italic" fo:font-weight="normal" officeooo:rsid="03a8a257" officeooo:paragraph-rsid="03eb3937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style:font-name="Arial1" fo:font-size="18pt" fo:language="en" fo:country="GB" fo:font-style="italic" fo:font-weight="bold" officeooo:rsid="03f8efcd" officeooo:paragraph-rsid="03f8efcd" fo:background-color="transparent" style:font-size-asian="18pt" style:font-style-asian="italic" style:font-weight-asian="bold" style:font-size-complex="18pt" style:font-style-complex="italic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style:font-name="Arial1" fo:font-size="18pt" fo:language="en" fo:country="GB" fo:font-style="italic" fo:font-weight="bold" officeooo:rsid="03fc25ac" officeooo:paragraph-rsid="03fc25ac" fo:background-color="transparent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style:font-name="Arial1" fo:font-size="14pt" fo:language="en" fo:country="GB" fo:font-style="normal" fo:font-weight="normal" officeooo:rsid="03f8efcd" officeooo:paragraph-rsid="03f8efc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style:font-name="Arial1" fo:font-size="14pt" fo:language="en" fo:country="GB" fo:font-style="normal" fo:font-weight="normal" officeooo:rsid="03caa584" officeooo:paragraph-rsid="03fd476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style:font-name="Arial1" fo:font-size="14pt" fo:language="en" fo:country="GB" fo:font-style="normal" fo:font-weight="bold" officeooo:rsid="0404035e" officeooo:paragraph-rsid="0404035e" fo:background-color="transparent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style:font-name="Arial1" fo:font-size="14pt" fo:language="en" fo:country="GB" fo:font-style="normal" fo:font-weight="bold" officeooo:rsid="0404035e" officeooo:paragraph-rsid="0408fd3d" fo:background-color="transparent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style:font-name="Arial1" fo:font-size="14pt" fo:language="en" fo:country="GB" fo:font-style="normal" fo:font-weight="bold" officeooo:rsid="0404035e" officeooo:paragraph-rsid="041091ef" fo:background-color="transparent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style:font-name="Arial"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02a7c7" style:font-weight-asian="bold" style:font-weight-complex="bold"/>
    </style:style>
    <style:style style:name="T6" style:family="text">
      <style:text-properties style:font-name="Arial" fo:font-weight="bold" officeooo:rsid="03cfbc41" style:font-weight-asian="bold" style:font-weight-complex="bold"/>
    </style:style>
    <style:style style:name="T7" style:family="text">
      <style:text-properties style:font-name="Arial" fo:font-weight="bold" officeooo:rsid="03d1e425" style:font-weight-asian="bold" style:font-weight-complex="bold"/>
    </style:style>
    <style:style style:name="T8" style:family="text">
      <style:text-properties style:font-name="Arial" fo:font-size="18pt" fo:font-weight="bold" officeooo:rsid="00377444" style:font-size-asian="18pt" style:font-weight-asian="bold" style:font-size-complex="18pt" style:font-weight-complex="bold"/>
    </style:style>
    <style:style style:name="T9" style:family="text">
      <style:text-properties style:font-name="Arial" fo:font-size="18pt" fo:font-weight="bold" officeooo:rsid="0002a7c7" style:font-size-asian="18pt" style:font-weight-asian="bold" style:font-size-complex="18pt" style:font-weight-complex="bold"/>
    </style:style>
    <style:style style:name="T10" style:family="text">
      <style:text-properties style:font-name="Arial" fo:font-size="22pt" fo:font-weight="bold" officeooo:rsid="0002a7c7" style:font-size-asian="22pt" style:font-weight-asian="bold" style:font-size-complex="22pt" style:font-weight-complex="bold"/>
    </style:style>
    <style:style style:name="T11" style:family="text">
      <style:text-properties style:font-name="Arial" fo:font-size="12pt" fo:font-weight="normal" officeooo:rsid="001136e0" style:font-size-asian="12pt" style:font-weight-asian="normal" style:font-size-complex="12pt" style:font-weight-complex="normal"/>
    </style:style>
    <style:style style:name="T12" style:family="text">
      <style:text-properties style:font-name="Arial" fo:font-size="11pt" fo:font-style="normal" fo:font-weight="normal" officeooo:rsid="029bd770" fo:background-color="#000000" loext:char-shading-value="0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Arial" fo:font-size="11pt" fo:font-weight="normal" officeooo:rsid="029bd770" fo:background-color="#000000" loext:char-shading-value="0" style:font-size-asian="11pt" style:font-weight-asian="normal" style:font-size-complex="11pt" style:font-weight-complex="normal"/>
    </style:style>
    <style:style style:name="T14" style:family="text">
      <style:text-properties style:font-name="Arial" fo:font-size="11pt" fo:font-weight="normal" officeooo:rsid="041091ef" fo:background-color="#000000" loext:char-shading-value="0" style:font-size-asian="11pt" style:font-weight-asian="normal" style:font-size-complex="11pt" style:font-weight-complex="normal"/>
    </style:style>
    <style:style style:name="T15" style:family="text">
      <style:text-properties style:font-name="Arial" fo:font-size="13pt" officeooo:rsid="035194d7" style:font-size-asian="13pt" style:font-size-complex="13pt"/>
    </style:style>
    <style:style style:name="T16" style:family="text">
      <style:text-properties fo:font-size="14pt" fo:font-style="normal" fo:font-weight="bold" officeooo:rsid="03a186ff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size="14pt" fo:font-style="normal" fo:font-weight="bold" officeooo:rsid="03caa584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size="14pt" fo:font-style="normal" fo:font-weight="bold" officeooo:rsid="03cc316f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fo:font-weight="bold" officeooo:rsid="03d7ccd1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size="14pt" fo:font-style="normal" fo:font-weight="bold" officeooo:rsid="03d9bfd2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3a186ff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3d9bfd2" style:font-size-asian="14pt" style:font-style-asian="normal" style:font-size-complex="14pt" style:font-style-complex="normal"/>
    </style:style>
    <style:style style:name="T24" style:family="text">
      <style:text-properties fo:font-size="14pt" fo:font-style="normal" officeooo:rsid="03e048c8" style:font-size-asian="14pt" style:font-style-asian="normal" style:font-size-complex="14pt" style:font-style-complex="normal"/>
    </style:style>
    <style:style style:name="T25" style:family="text">
      <style:text-properties fo:font-size="14pt" fo:font-style="normal" officeooo:rsid="03d7ccd1" style:font-size-asian="14pt" style:font-style-asian="normal" style:font-size-complex="14pt" style:font-style-complex="normal"/>
    </style:style>
    <style:style style:name="T26" style:family="text">
      <style:text-properties fo:font-size="14pt" fo:font-style="normal" officeooo:rsid="03e2925f" style:font-size-asian="14pt" style:font-style-asian="normal" style:font-size-complex="14pt" style:font-style-complex="normal"/>
    </style:style>
    <style:style style:name="T27" style:family="text">
      <style:text-properties fo:font-size="14pt" fo:font-style="normal" officeooo:rsid="03e4ebc6" style:font-size-asian="14pt" style:font-style-asian="normal" style:font-size-complex="14pt" style:font-style-complex="normal"/>
    </style:style>
    <style:style style:name="T28" style:family="text">
      <style:text-properties fo:font-size="14pt" fo:font-style="normal" officeooo:rsid="03eb3937" style:font-size-asian="14pt" style:font-style-asian="normal" style:font-size-complex="14pt" style:font-style-complex="normal"/>
    </style:style>
    <style:style style:name="T29" style:family="text">
      <style:text-properties fo:font-size="14pt" fo:font-style="normal" officeooo:rsid="03efcffa" style:font-size-asian="14pt" style:font-style-asian="normal" style:font-size-complex="14pt" style:font-style-complex="normal"/>
    </style:style>
    <style:style style:name="T30" style:family="text">
      <style:text-properties fo:font-size="14pt" fo:font-style="normal" officeooo:rsid="03fd476a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style:font-name="Arial1" fo:font-size="14pt" fo:language="en" fo:country="GB" fo:font-style="normal" fo:font-weight="bold" officeooo:rsid="02f45a2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style:font-name="Arial1" fo:font-size="14pt" fo:language="en" fo:country="GB" fo:font-style="normal" fo:font-weight="bold" officeooo:rsid="01477c4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style:font-name="Arial1" fo:font-size="14pt" fo:language="en" fo:country="GB" fo:font-style="normal" fo:font-weight="bold" officeooo:rsid="035ace1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style:font-name="Arial1" fo:font-size="14pt" fo:language="en" fo:country="GB" fo:font-style="normal" fo:font-weight="bold" officeooo:rsid="0365d7e2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style:font-name="Arial1" fo:font-size="14pt" fo:language="en" fo:country="GB" fo:font-style="normal" fo:font-weight="bold" officeooo:rsid="03c3ae8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style:font-name="Arial1" fo:font-size="14pt" fo:language="en" fo:country="GB" fo:font-style="normal" fo:font-weight="normal" officeooo:rsid="03a63f2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style:font-name="Arial1" fo:font-size="14pt" fo:language="en" fo:country="GB" fo:font-style="normal" fo:font-weight="normal" officeooo:rsid="03a186f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style:font-name="Arial1" fo:font-size="14pt" fo:language="en" fo:country="GB" fo:font-style="normal" fo:font-weight="normal" officeooo:rsid="03a327c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style:font-name="Arial" fo:font-size="11pt" fo:language="en" fo:country="GB" fo:font-style="normal" fo:font-weight="normal" officeooo:rsid="029bd770" fo:background-color="#000000" loext:char-shading-value="0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style:font-name="Arial" fo:font-size="11pt" fo:language="en" fo:country="GB" fo:font-style="normal" fo:font-weight="normal" officeooo:rsid="03c6c669" fo:background-color="#000000" loext:char-shading-value="0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officeooo:rsid="03caa584"/>
    </style:style>
    <style:style style:name="T42" style:family="text">
      <style:text-properties fo:font-size="12pt" fo:font-style="normal" style:font-size-asian="12pt" style:font-style-asian="normal" style:font-size-complex="12pt" style:font-style-complex="normal"/>
    </style:style>
    <style:style style:name="T43" style:family="text">
      <style:text-properties officeooo:rsid="04054c52"/>
    </style:style>
    <style:style style:name="T44" style:family="text">
      <style:text-properties officeooo:rsid="0407d491"/>
    </style:style>
    <style:style style:name="T45" style:family="text">
      <style:text-properties officeooo:rsid="041091ef"/>
    </style:style>
    <style:style style:name="T46" style:family="text">
      <style:text-properties fo:font-size="18pt" fo:font-style="italic" fo:font-weight="normal" officeooo:rsid="03619c1a" style:font-size-asian="18pt" style:font-style-asian="italic" style:font-weight-asian="normal" style:font-size-complex="18pt" style:font-style-complex="italic" style:font-weight-complex="normal"/>
    </style:style>
    <style:style style:name="T47" style:family="text">
      <style:text-properties fo:font-size="11pt" fo:font-style="italic" fo:font-weight="normal" officeooo:rsid="03619c1a" style:font-size-asian="11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41091ef" style:font-size-asian="11pt" style:font-style-asian="italic" style:font-weight-asian="normal" style:font-size-complex="11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Hamelin et al., 2023 project</text:span><text:span text:style-name="T5">: </text:span><text:span text:style-name="T7">after fastq_screen: </text:span><text:span text:style-name="T6">filtering libraries by the human-to-mouse ratio</text:span><text:span text:style-name="T5"> on</text:span><text:span text:style-name="T8"> ALICE HPC.</text:span><text:span text:style-name="T9"><text:line-break/></text:span><text:span text:style-name="T10">By: Bashar Al-Smadi</text:span></text:p>
      <text:p text:style-name="P3"><text:span text:style-name="T3">1</text:span><text:span text:style-name="T1">. Navigate to Your Project Directory</text:span><text:span text:style-name="T2">:</text:span></text:p>
      <text:p text:style-name="P2">cd $SCRATCHDIR/STAR_alignment/fastq-screen</text:p>
      <text:p text:style-name="P1"/>
      <text:p text:style-name="P4"><text:span text:style-name="T31">2</text:span><text:span text:style-name="T32">. </text:span><text:span text:style-name="T33">make a new </text:span><text:span text:style-name="T35">file</text:span><text:span text:style-name="T33"> </text:span><text:span text:style-name="T34">in the name of “</text:span><text:span text:style-name="T35">bam_files_filtering.py</text:span><text:span text:style-name="T33">” </text:span><text:span text:style-name="T35">and copy the following script </text:span><text:span text:style-name="T36">(you must edit the code and specify the path, mostly you need to change in this script USERNAME into your username and change the U to first letter of your username)</text:span><text:span text:style-name="T37"><text:line-break/></text:span><text:span text:style-name="T38">```<text:line-break/></text:span><text:span text:style-name="T39">import os</text:span></text:p>
      <text:p text:style-name="P7">import shutil</text:p>
      <text:p text:style-name="P7"/>
      <text:p text:style-name="P7">def get_human_mouse_ratio(fastq_screen_file):</text:p>
      <text:p text:style-name="P7"><text:s text:c="4"/>with open(fastq_screen_file, 'r') as f:</text:p>
      <text:p text:style-name="P7"><text:s text:c="8"/>human_mapped = 0</text:p>
      <text:p text:style-name="P7"><text:s text:c="8"/>mouse_mapped = 0</text:p>
      <text:p text:style-name="P7"><text:s text:c="8"/>for line in f:</text:p>
      <text:p text:style-name="P7"><text:s text:c="12"/>if line.startswith('hg38'):</text:p>
      <text:p text:style-name="P7"><text:s text:c="16"/>parts = line.split()</text:p>
      <text:p text:style-name="P7"><text:s text:c="16"/>human_mapped = float(parts[5]) + float(parts[7]) <text:s/># Sum of %One_hit_one_genome and %Multiple_hits_one_genome for human</text:p>
      <text:p text:style-name="P7"><text:s text:c="12"/>elif line.startswith('mm10'):</text:p>
      <text:p text:style-name="P7"><text:s text:c="16"/>parts = line.split()</text:p>
      <text:p text:style-name="P7"><text:s text:c="16"/>mouse_mapped = float(parts[5]) + float(parts[7]) <text:s/># Sum of %One_hit_one_genome and %Multiple_hits_one_genome for mouse</text:p>
      <text:p text:style-name="P7"><text:s text:c="4"/>return human_mapped / mouse_mapped if mouse_mapped &gt; 0 else float('inf')</text:p>
      <text:p text:style-name="P7"/>
      <text:p text:style-name="P4"><text:span text:style-name="T39">bam_dir = '/scratch/alice/</text:span><text:span text:style-name="T40">U</text:span><text:span text:style-name="T39">/</text:span><text:span text:style-name="T40">USERNAME</text:span><text:span text:style-name="T39">/STAR_alignment/bam_files/'</text:span></text:p>
      <text:p text:style-name="P4"><text:span text:style-name="T39">filtered_bam_dir = '/scratch/alice/</text:span><text:span text:style-name="T40">U</text:span><text:span text:style-name="T39">/</text:span><text:span text:style-name="T40">USERNAME</text:span><text:span text:style-name="T39">/STAR_alignment/filtered_bam_files/'</text:span></text:p>
      <text:p text:style-name="P7"/>
      <text:p text:style-name="P7"># Create directory for filtered bam files</text:p>
      <text:p text:style-name="P7">if not os.path.exists(filtered_bam_dir):</text:p>
      <text:p text:style-name="P7"><text:s text:c="4"/>os.makedirs(filtered_bam_dir)</text:p>
      <text:p text:style-name="P7"/>
      <text:p text:style-name="P7"><text:soft-page-break/></text:p>
      <text:p text:style-name="P7"># Copy all bam and bai files to the new directory</text:p>
      <text:p text:style-name="P7">for file_name in os.listdir(bam_dir):</text:p>
      <text:p text:style-name="P7"><text:s text:c="4"/>if file_name.endswith('.bam') or file_name.endswith('.bai'):</text:p>
      <text:p text:style-name="P7"><text:s text:c="8"/>shutil.copy(os.path.join(bam_dir, file_name), os.path.join(filtered_bam_dir, file_name))</text:p>
      <text:p text:style-name="P7"/>
      <text:p text:style-name="P7"># Find bam files to remove based on the human-to-mouse ratio</text:p>
      <text:p text:style-name="P7">bam_files_to_remove = set()</text:p>
      <text:p text:style-name="P7">for fastq_screen_file in os.listdir('fastq_screen_out'):</text:p>
      <text:p text:style-name="P7"><text:s text:c="4"/>if fastq_screen_file.endswith('.txt'):</text:p>
      <text:p text:style-name="P7"><text:s text:c="8"/>ratio = get_human_mouse_ratio(f'fastq_screen_out/{fastq_screen_file}')</text:p>
      <text:p text:style-name="P7"><text:s text:c="8"/>if ratio &lt; 5:</text:p>
      <text:p text:style-name="P7"><text:s text:c="12"/>sample = fastq_screen_file.split('_')[0]</text:p>
      <text:p text:style-name="P7"><text:s text:c="12"/>bam_file = os.path.join(filtered_bam_dir, f'{sample}_sorted.bam')</text:p>
      <text:p text:style-name="P7"><text:s text:c="12"/>if os.path.exists(bam_file):</text:p>
      <text:p text:style-name="P7"><text:s text:c="16"/>bam_files_to_remove.add(bam_file)</text:p>
      <text:p text:style-name="P7"/>
      <text:p text:style-name="P7"># Remove specified bam and corresponding bai files</text:p>
      <text:p text:style-name="P7">for bam_file in bam_files_to_remove:</text:p>
      <text:p text:style-name="P7"><text:s text:c="4"/>os.remove(bam_file)</text:p>
      <text:p text:style-name="P7"><text:s text:c="4"/>bai_file = bam_file + '.bai'</text:p>
      <text:p text:style-name="P7"><text:s text:c="4"/>if os.path.exists(bai_file):</text:p>
      <text:p text:style-name="P7"><text:s text:c="8"/>os.remove(bai_file)</text:p>
      <text:p text:style-name="P4"/>
      <text:p text:style-name="P7"># Print results</text:p>
      <text:p text:style-name="P7">bam_files_to_remove = sorted(bam_files_to_remove) <text:s/># Convert set to sorted list</text:p>
      <text:p text:style-name="P7">print('\n'.join(bam_files_to_remove))</text:p>
      <text:p text:style-name="P4"><text:span text:style-name="T39">print(f'filtered_bam_files directory was created successfully. Total number of BAM files removed: {len(bam_files_to_remove)}')</text:span><text:span text:style-name="T38"><text:line-break/>```</text:span></text:p>
      <text:p text:style-name="P9"><text:span text:style-name="T18">3</text:span><text:span text:style-name="T16">. run the </text:span><text:span text:style-name="T17">python</text:span><text:span text:style-name="T16"> script:</text:span><text:line-break/><text:span text:style-name="T41">module load python39<text:line-break/>python bam_files_filtering.py</text:span><text:line-break/><text:line-break/><text:soft-page-break/><text:span text:style-name="T16">4. run the featureCounts </text:span><text:span text:style-name="T19">for the </text:span><text:span text:style-name="T20">bam_files_filtered</text:span><text:span text:style-name="T16"> </text:span><text:span text:style-name="T22">(</text:span><text:span text:style-name="T23">redo </text:span><text:span text:style-name="T29">the</text:span><text:span text:style-name="T23"> </text:span><text:span text:style-name="T24">previous</text:span><text:span text:style-name="T23"> guides</text:span><text:span text:style-name="T25"> featureCounts, </text:span><text:span text:style-name="T23">and updating the counts.csv) </text:span><text:span text:style-name="T26">just </text:span><text:span text:style-name="T28">create a new directory “</text:span><text:span text:style-name="T26">featureCounts_output_filtered” </text:span><text:span text:style-name="T28">and </text:span><text:span text:style-name="T26">change featureCounts_output into featureCounts_output_filtered </text:span><text:span text:style-name="T27">from the scripts </text:span><text:span text:style-name="T28">in the guides.</text:span></text:p>
      <text:p text:style-name="P12"/>
      <text:p text:style-name="P10"><text:span text:style-name="T21">5. filter the new counts_updated_with_SampleTitles.csv:<text:line-break/>first </text:span><text:span text:style-name="T11">cd $SCRATCHDIR/STAR_alignment/featureCounts_output_filtered</text:span></text:p>
      <text:p text:style-name="P10"><text:span text:style-name="T42">And create a new file “filter_counts.py” copy the following script:<text:line-break/>```<text:line-break/></text:span><text:span text:style-name="T12">import pandas as pd</text:span></text:p>
      <text:p text:style-name="P6"/>
      <text:p text:style-name="P6"># Read the featureCounts output</text:p>
      <text:p text:style-name="P6">counts_df = pd.read_csv('counts_updated_with_SampleTitles.csv', index_col=0)</text:p>
      <text:p text:style-name="P6">print("Original dataframe shape:", counts_df.shape)</text:p>
      <text:p text:style-name="P6">print("Example data:\n", counts_df.iloc[:5, :5])</text:p>
      <text:p text:style-name="P6"/>
      <text:p text:style-name="P6"># Step 1: Calculate the total number of reads mapping to the human transcriptome for each library</text:p>
      <text:p text:style-name="P6">total_reads_per_lib = counts_df.sum()</text:p>
      <text:p text:style-name="P6">print("\nTotal reads per library (first 5):\n", total_reads_per_lib.head())</text:p>
      <text:p text:style-name="P6"/>
      <text:p text:style-name="P6"># Step 2: Filter out libraries with &lt;= 100k reads mapping to the human transcriptome</text:p>
      <text:p text:style-name="P6">filtered_df = counts_df.loc[:, total_reads_per_lib &gt; 100000]</text:p>
      <text:p text:style-name="P6">print("\nDataframe shape after filtering libraries with &lt;= 100k reads:", filtered_df.shape)</text:p>
      <text:p text:style-name="P6">print("Example data after filtering libraries with &lt;= 100k reads:\n", filtered_df.iloc[:5, :5])</text:p>
      <text:p text:style-name="P6"/>
      <text:p text:style-name="P6"># Step 3: Calculate the number of expressed genes for each remaining library</text:p>
      <text:p text:style-name="P6">num_expressed_genes_per_lib = (filtered_df &gt; 0).sum()</text:p>
      <text:p text:style-name="P6">print("\nNumber of expressed genes per library (first 5):\n", num_expressed_genes_per_lib.head())</text:p>
      <text:p text:style-name="P6"/>
      <text:p text:style-name="P6"># Step 4: Filter out libraries expressing less than 2,346 genes or more than 9,884 genes</text:p>
      <text:p text:style-name="P6">min_genes = 2346</text:p>
      <text:p text:style-name="P6">max_genes = 9884</text:p>
      <text:p text:style-name="P6">filtered_df = filtered_df.loc[:, (num_expressed_genes_per_lib &gt;= min_genes) &amp; (num_expressed_genes_per_lib &lt;= max_genes)]</text:p>
      <text:p text:style-name="P6"><text:soft-page-break/>print("\nDataframe shape after filtering libraries expressing &lt;2,346 or &gt;9,884 genes:", filtered_df.shape)</text:p>
      <text:p text:style-name="P6">print("Example data after filtering libraries expressing &lt;2,346 or &gt;9,884 genes:\n", filtered_df.iloc[:5, :5])</text:p>
      <text:p text:style-name="P6"/>
      <text:p text:style-name="P6"># Step 5: Check if the remaining cells express 10%-40% of the total number of unique genes observed (23,459)</text:p>
      <text:p text:style-name="P6">total_genes_observed = 23459</text:p>
      <text:p text:style-name="P6">min_percent = 0.1</text:p>
      <text:p text:style-name="P6">max_percent = 0.4</text:p>
      <text:p text:style-name="P6"/>
      <text:p text:style-name="P6">num_cells_expr_10_40_percent = ((filtered_df &gt; 0).sum() &gt;= min_percent * total_genes_observed) &amp; ((filtered_df &gt; 0).sum() &lt;= max_percent * total_genes_observed)</text:p>
      <text:p text:style-name="P6">print(f"\nNumber of cells expressing 10%-40% of total unique genes observed: {num_cells_expr_10_40_percent.sum()}")</text:p>
      <text:p text:style-name="P6">print(f"Percentage of cells expressing 10%-40% of total unique genes observed: {num_cells_expr_10_40_percent.mean():.2%}")</text:p>
      <text:p text:style-name="P6"/>
      <text:p text:style-name="P6">print("\nFinal dataframe shape:", filtered_df.shape)</text:p>
      <text:p text:style-name="P6">print("Example data from final dataframe:\n", filtered_df.iloc[:5, :5])</text:p>
      <text:p text:style-name="P6"/>
      <text:p text:style-name="P6"># Save the filtered counts matrix</text:p>
      <text:p text:style-name="P6">filtered_df.to_csv('filtered_counts.csv')</text:p>
      <text:p text:style-name="P10"><text:span text:style-name="T12">print("\nFiltered counts matrix saved to 'filtered_counts.csv'")</text:span><text:span text:style-name="T42"><text:line-break/>```</text:span></text:p>
      <text:p text:style-name="P11"><text:span text:style-name="T28">6. </text:span><text:span text:style-name="T30">run the python script:</text:span></text:p>
      <text:p text:style-name="P13">module load python39<text:line-break/>python filter_counts.py</text:p>
      <text:p text:style-name="P13"/>
      <text:p text:style-name="P14"/>
      <text:p text:style-name="P14"/>
      <text:p text:style-name="P14"/>
      <text:p text:style-name="P14"/>
      <text:p text:style-name="P14"/>
      <text:p text:style-name="P15"><text:soft-page-break/>7. Create a new file R script,<text:span text:style-name="T43"> copy </text:span><text:span text:style-name="T44">and run </text:span><text:span text:style-name="T43">the following code </text:span><text:span text:style-name="T44">in Rstudio</text:span><text:span text:style-name="T43">:<text:line-break/>``` <text:line-break/></text:span><text:span text:style-name="T13">library(data.table)</text:span></text:p>
      <text:p text:style-name="P8"/>
      <text:p text:style-name="P8"># Set working directory (Session &gt; Set Working Directory &gt; To Source File Location)</text:p>
      <text:p text:style-name="P8"/>
      <text:p text:style-name="P8"># Load the filtered counts data</text:p>
      <text:p text:style-name="P8">counts &lt;- fread("filtered_counts.csv")</text:p>
      <text:p text:style-name="P8"/>
      <text:p text:style-name="P8"># Remove rows with NaN values</text:p>
      <text:p text:style-name="P8">counts &lt;- counts[complete.cases(counts), ]</text:p>
      <text:p text:style-name="P8"/>
      <text:p text:style-name="P8"># Remove duplicate rows</text:p>
      <text:p text:style-name="P8">counts &lt;- unique(counts)</text:p>
      <text:p text:style-name="P8"/>
      <text:p text:style-name="P8"># Save the cleaned data as a new CSV file</text:p>
      <text:p text:style-name="P16"><text:span text:style-name="T13">fwrite(counts, "</text:span><text:span text:style-name="T14">1</text:span><text:span text:style-name="T13">.csv")</text:span><text:span text:style-name="T43"><text:line-break/>```<text:line-break/><text:line-break/></text:span><text:span text:style-name="T45">8.</text:span><text:span text:style-name="T15"> run these bash scripts:<text:line-break/></text:span><text:span text:style-name="T46"><text:line-break/></text:span><text:span text:style-name="T47">awk -F, '!($1 ~ /NA_/ || $1 ~ /_/) {print}' </text:span><text:span text:style-name="T48">1</text:span><text:span text:style-name="T47">.csv &gt; </text:span><text:span text:style-name="T48">2</text:span><text:span text:style-name="T47">.csv<text:line-break/><text:line-break/>sed '1s/^V1,/external_gene_name,/' </text:span><text:span text:style-name="T48">2</text:span><text:span text:style-name="T47">.csv &gt; re_analysis_counts_afterQC.csv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04:37.755473293</meta:creation-date>
    <meta:generator>LibreOffice/7.3.7.2$Linux_X86_64 LibreOffice_project/30$Build-2</meta:generator>
    <dc:date>2024-04-24T02:01:43.919602181</dc:date>
    <meta:editing-duration>P2DT9H26M27S</meta:editing-duration>
    <meta:editing-cycles>327</meta:editing-cycles>
    <meta:document-statistic meta:table-count="0" meta:image-count="0" meta:object-count="0" meta:page-count="5" meta:paragraph-count="93" meta:word-count="694" meta:character-count="6111" meta:non-whitespace-character-count="5274"/>
  </office:meta>
</office:document-meta>
</file>